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DELIVERANCE (12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DELIVERANCE (12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arison (1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clusion (12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DELIVERANCE (12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REQUEST (125:4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REQUEST (125:4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0 LORD, do good to those who are good" (125: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Banish those who turn to crooked ways, 0 LORD" (125: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DELIVERANCE (12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'S REQUEST (125:4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5 </dc:title>
    <meta:initial-creator>David STRICKLAND</meta:initial-creator>
    <dc:creator>David STRICKLAND</dc:creator>
    <meta:creation-date>2020-02-22T19:34:44Z</meta:creation-date>
    <dc:date>2020-02-22T19:34:44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